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monospace"/>
    <style:font-face style:name="textFont" svg:font-family="textFont"/>
    <style:font-face style:name="titleFont" svg:font-family="titleFont"/>
    <style:font-face style:name="HelveticaNeueLT Com 45 Lt" svg:font-family="'HelveticaNeueLT Com 45 Lt'" style:font-pitch="variable"/>
    <style:font-face style:name="HelveticaNeueLT Com 65 Md" svg:font-family="'HelveticaNeueLT Com 65 Md'"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panel-header">
      <style:paragraph-properties fo:padding="0.049cm" fo:border="0.74pt solid #c3c3c3"/>
      <style:text-properties style:font-name="HelveticaNeueLT Com 65 Md" officeooo:paragraph-rsid="007bf7ba" fo:background-color="transparent"/>
    </style:style>
    <style:style style:name="P2" style:family="paragraph" style:parent-style-name="Heading_20_1.panel-header">
      <style:paragraph-properties fo:padding="0.049cm" fo:border="0.74pt solid #c3c3c3"/>
      <style:text-properties style:font-name="HelveticaNeueLT Com 65 Md" officeooo:rsid="00715d2f" officeooo:paragraph-rsid="00715d2f" fo:background-color="transparent"/>
    </style:style>
    <style:style style:name="P3" style:family="paragraph" style:parent-style-name="Heading_20_1.panel-header">
      <style:paragraph-properties fo:padding="0.049cm" fo:border="0.74pt solid #c3c3c3"/>
      <style:text-properties style:font-name="HelveticaNeueLT Com 65 Md" officeooo:rsid="0064ef29" officeooo:paragraph-rsid="0064ef29" fo:background-color="transparent"/>
    </style:style>
    <style:style style:name="P4" style:family="paragraph" style:parent-style-name="Heading_20_1.panel-header">
      <style:paragraph-properties fo:padding="0.049cm" fo:border="0.74pt solid #c3c3c3"/>
      <style:text-properties style:font-name="HelveticaNeueLT Com 65 Md" officeooo:rsid="005fb7d0" officeooo:paragraph-rsid="00858b5a" fo:background-color="transparent"/>
    </style:style>
    <style:style style:name="P5" style:family="paragraph" style:parent-style-name="Standard">
      <style:text-properties style:font-name="HelveticaNeueLT Com 45 Lt" officeooo:paragraph-rsid="0070154b"/>
    </style:style>
    <style:style style:name="P6" style:family="paragraph" style:parent-style-name="Standard">
      <style:text-properties style:font-name="HelveticaNeueLT Com 45 Lt" fo:font-size="11pt" officeooo:paragraph-rsid="00715d2f" style:font-size-asian="11pt" style:font-size-complex="11pt"/>
    </style:style>
    <style:style style:name="P7" style:family="paragraph" style:parent-style-name="Standard">
      <style:text-properties style:font-name="HelveticaNeueLT Com 45 Lt" fo:font-size="11pt" officeooo:rsid="007bf7ba" officeooo:paragraph-rsid="007bf7ba" style:font-size-asian="11pt" style:font-size-complex="11pt"/>
    </style:style>
    <style:style style:name="P8" style:family="paragraph" style:parent-style-name="Standard">
      <style:text-properties officeooo:paragraph-rsid="0072ab06"/>
    </style:style>
    <style:style style:name="P9" style:family="paragraph" style:parent-style-name="Standard">
      <style:text-properties style:font-name="HelveticaNeueLT Com 45 Lt" fo:font-size="11pt" fo:font-weight="normal" officeooo:rsid="0072ab06" officeooo:paragraph-rsid="0072ab06" fo:background-color="#ffffff" style:font-size-asian="11pt" style:font-weight-asian="normal" style:font-size-complex="11pt" style:font-weight-complex="normal"/>
    </style:style>
    <style:style style:name="P10" style:family="paragraph" style:parent-style-name="Standard">
      <style:text-properties style:font-name="HelveticaNeueLT Com 45 Lt" fo:font-size="11pt" officeooo:rsid="007c82be" officeooo:paragraph-rsid="00858b5a" style:font-size-asian="11pt" style:font-size-complex="11pt"/>
    </style:style>
    <style:style style:name="P11" style:family="paragraph" style:parent-style-name="Standard">
      <style:text-properties style:font-name="HelveticaNeueLT Com 45 Lt" fo:font-size="11pt" officeooo:rsid="00859e72" officeooo:paragraph-rsid="00859e72" fo:background-color="#ffffff" style:font-size-asian="11pt" style:font-size-complex="11pt"/>
    </style:style>
    <style:style style:name="P12" style:family="paragraph" style:parent-style-name="Standard">
      <style:text-properties style:font-name="HelveticaNeueLT Com 45 Lt" fo:font-size="11pt" officeooo:rsid="008770ed" officeooo:paragraph-rsid="008770ed" fo:background-color="#ffffff" style:font-size-asian="11pt" style:font-size-complex="11pt"/>
    </style:style>
    <style:style style:name="P13" style:family="paragraph" style:parent-style-name="Standard">
      <style:text-properties style:font-name="HelveticaNeueLT Com 45 Lt" fo:font-size="11pt" officeooo:rsid="00820ef3" officeooo:paragraph-rsid="00858b5a" fo:background-color="#ffffff" style:font-size-asian="11pt" style:font-size-complex="11pt"/>
    </style:style>
    <style:style style:name="P14" style:family="paragraph" style:parent-style-name="Standard">
      <style:text-properties style:font-name="HelveticaNeueLT Com 45 Lt" fo:font-size="11pt" officeooo:rsid="00820ef3" officeooo:paragraph-rsid="00820ef3" fo:background-color="#ffffff" style:font-size-asian="11pt" style:font-size-complex="11pt"/>
    </style:style>
    <style:style style:name="P15" style:family="paragraph" style:parent-style-name="Standard">
      <style:text-properties style:font-name="HelveticaNeueLT Com 45 Lt" fo:font-size="11pt" officeooo:rsid="00820ef3" officeooo:paragraph-rsid="008ec373" fo:background-color="#ffffff" style:font-size-asian="11pt" style:font-size-complex="11pt"/>
    </style:style>
    <style:style style:name="P16" style:family="paragraph" style:parent-style-name="Standard">
      <style:text-properties style:font-name="HelveticaNeueLT Com 45 Lt" fo:font-size="11pt" officeooo:rsid="00820ef3" officeooo:paragraph-rsid="009320c1" fo:background-color="#ffffff" style:font-size-asian="11pt" style:font-size-complex="11pt"/>
    </style:style>
    <style:style style:name="P17" style:family="paragraph" style:parent-style-name="Standard">
      <style:text-properties style:font-name="HelveticaNeueLT Com 45 Lt" fo:font-size="11pt" officeooo:rsid="00820ef3" officeooo:paragraph-rsid="00950a25" fo:background-color="#ffffff" style:font-size-asian="11pt" style:font-size-complex="11pt"/>
    </style:style>
    <style:style style:name="P18" style:family="paragraph" style:parent-style-name="Standard">
      <style:text-properties style:font-name="HelveticaNeueLT Com 45 Lt" fo:font-size="11pt" officeooo:rsid="00820ef3" officeooo:paragraph-rsid="009a1b9f" fo:background-color="#ffffff" style:font-size-asian="11pt" style:font-size-complex="11pt"/>
    </style:style>
    <style:style style:name="P19" style:family="paragraph" style:parent-style-name="Standard">
      <style:text-properties style:font-name="HelveticaNeueLT Com 45 Lt" fo:font-size="11pt" officeooo:rsid="00820ef3" officeooo:paragraph-rsid="009b03f3" fo:background-color="#ffffff" style:font-size-asian="11pt" style:font-size-complex="11pt"/>
    </style:style>
    <style:style style:name="P20" style:family="paragraph" style:parent-style-name="Standard">
      <style:text-properties style:font-name="HelveticaNeueLT Com 45 Lt" fo:font-size="11pt" officeooo:rsid="00820ef3" officeooo:paragraph-rsid="009bf0b7" fo:background-color="#ffffff" style:font-size-asian="11pt" style:font-size-complex="11pt"/>
    </style:style>
    <style:style style:name="P21" style:family="paragraph" style:parent-style-name="Standard">
      <style:text-properties style:font-name="HelveticaNeueLT Com 45 Lt" officeooo:paragraph-rsid="0073acf0"/>
    </style:style>
    <style:style style:name="P22" style:family="paragraph" style:parent-style-name="Standard">
      <style:text-properties style:font-name="HelveticaNeueLT Com 45 Lt" officeooo:paragraph-rsid="0070154b"/>
    </style:style>
    <style:style style:name="P23" style:family="paragraph" style:parent-style-name="Heading_20_1.panel-header" style:master-page-name="HTML">
      <style:paragraph-properties style:page-number="auto" fo:padding="0.049cm" fo:border="0.74pt solid #c3c3c3"/>
      <style:text-properties style:font-name="HelveticaNeueLT Com 65 Md" officeooo:rsid="005d8a9e" officeooo:paragraph-rsid="005d8a9e" fo:background-color="transparent"/>
    </style:style>
    <style:style style:name="P24" style:family="paragraph" style:parent-style-name="Heading_20_1.panel-header">
      <style:paragraph-properties fo:padding="0.049cm" fo:border="0.74pt solid #c3c3c3"/>
      <style:text-properties style:font-name="HelveticaNeueLT Com 65 Md" officeooo:rsid="007e6888" officeooo:paragraph-rsid="007e6888" fo:background-color="transparent"/>
    </style:style>
    <style:style style:name="P25" style:family="paragraph" style:parent-style-name="Heading_20_1.panel-header">
      <style:paragraph-properties fo:padding="0.049cm" fo:border="0.74pt solid #c3c3c3"/>
      <style:text-properties style:font-name="HelveticaNeueLT Com 65 Md" officeooo:rsid="007e6888" officeooo:paragraph-rsid="008ec373" fo:background-color="transparent"/>
    </style:style>
    <style:style style:name="P26" style:family="paragraph" style:parent-style-name="Heading_20_1.panel-header">
      <style:paragraph-properties fo:padding="0.049cm" fo:border="0.74pt solid #c3c3c3"/>
      <style:text-properties style:font-name="HelveticaNeueLT Com 65 Md" officeooo:rsid="007e6888" officeooo:paragraph-rsid="009874a0" fo:background-color="transparent"/>
    </style:style>
    <style:style style:name="T1" style:family="text">
      <style:text-properties fo:font-size="11pt" officeooo:rsid="0070154b" style:font-size-asian="11pt" style:font-size-complex="11pt"/>
    </style:style>
    <style:style style:name="T2" style:family="text">
      <style:text-properties fo:font-size="11pt" officeooo:rsid="00820ef3" style:font-size-asian="11pt" style:font-size-complex="11pt"/>
    </style:style>
    <style:style style:name="T3" style:family="text">
      <style:text-properties fo:font-size="11pt" officeooo:rsid="00852172" style:font-size-asian="11pt" style:font-size-complex="11pt"/>
    </style:style>
    <style:style style:name="T4" style:family="text">
      <style:text-properties fo:font-size="11pt" officeooo:rsid="00858b5a" style:font-size-asian="11pt" style:font-size-complex="11pt"/>
    </style:style>
    <style:style style:name="T5" style:family="text">
      <style:text-properties fo:font-size="11pt" officeooo:rsid="0073acf0" style:font-size-asian="11pt" style:font-size-complex="11pt"/>
    </style:style>
    <style:style style:name="T6" style:family="text">
      <style:text-properties fo:font-size="11pt" officeooo:rsid="0075d3cd" style:font-size-asian="11pt" style:font-size-complex="11pt"/>
    </style:style>
    <style:style style:name="T7" style:family="text">
      <style:text-properties fo:font-size="11pt" officeooo:rsid="008b9c02" style:font-size-asian="11pt" style:font-size-complex="11pt"/>
    </style:style>
    <style:style style:name="T8" style:family="text">
      <style:text-properties style:font-name="HelveticaNeueLT Com 45 Lt" fo:font-size="11pt" fo:font-weight="normal" officeooo:rsid="0072ab06" fo:background-color="#ffffff" style:font-size-asian="11pt" style:font-weight-asian="normal" style:font-size-complex="11pt" style:font-weight-complex="normal"/>
    </style:style>
    <style:style style:name="T9" style:family="text">
      <style:text-properties style:font-name="HelveticaNeueLT Com 45 Lt" fo:font-size="11pt" fo:font-weight="normal" officeooo:rsid="0073589e" fo:background-color="#ffffff" style:font-size-asian="11pt" style:font-weight-asian="normal" style:font-size-complex="11pt" style:font-weight-complex="normal"/>
    </style:style>
    <style:style style:name="T10" style:family="text">
      <style:text-properties style:font-name="HelveticaNeueLT Com 45 Lt" fo:font-size="11pt" fo:font-weight="normal" officeooo:rsid="007fd9e5" fo:background-color="#ffffff" style:font-size-asian="11pt" style:font-weight-asian="normal" style:font-size-complex="11pt" style:font-weight-complex="normal"/>
    </style:style>
    <style:style style:name="T11" style:family="text">
      <style:text-properties officeooo:rsid="0064ef29"/>
    </style:style>
    <style:style style:name="T12" style:family="text">
      <style:text-properties officeooo:rsid="007bf7ba"/>
    </style:style>
    <style:style style:name="T13" style:family="text">
      <style:text-properties officeooo:rsid="007c82be"/>
    </style:style>
    <style:style style:name="T14" style:family="text">
      <style:text-properties officeooo:rsid="00858b5a"/>
    </style:style>
    <style:style style:name="T15" style:family="text">
      <style:text-properties officeooo:rsid="00859e72"/>
    </style:style>
    <style:style style:name="T16" style:family="text">
      <style:text-properties officeooo:rsid="008abfeb"/>
    </style:style>
    <style:style style:name="T17" style:family="text">
      <style:text-properties officeooo:rsid="008ec373"/>
    </style:style>
    <style:style style:name="T18" style:family="text">
      <style:text-properties officeooo:rsid="009320c1"/>
    </style:style>
    <style:style style:name="T19" style:family="text">
      <style:text-properties officeooo:rsid="00950a25"/>
    </style:style>
    <style:style style:name="T20" style:family="text">
      <style:text-properties officeooo:rsid="00950aad"/>
    </style:style>
    <style:style style:name="T21" style:family="text">
      <style:text-properties officeooo:rsid="0096abec"/>
    </style:style>
    <style:style style:name="T22" style:family="text">
      <style:text-properties officeooo:rsid="009874a0"/>
    </style:style>
    <style:style style:name="T23" style:family="text">
      <style:text-properties officeooo:rsid="009a1b9f"/>
    </style:style>
    <style:style style:name="T24" style:family="text">
      <style:text-properties officeooo:rsid="009b03f3"/>
    </style:style>
    <style:style style:name="T25" style:family="text">
      <style:text-properties officeooo:rsid="009bf0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cribbleVM Specification</text:p>
      <text:p text:style-name="P6"/>
      <text:p text:style-name="P2">Registers</text:p>
      <text:p text:style-name="P8"><text:span text:style-name="T8">ScribbleVM is a register based virtual machine. Registers are fixed size </text:span><text:span text:style-name="T9">( 64 bit ) </text:span><text:span text:style-name="T8">areas in memory used to store values. In the case of ScribbleVM a large number of registers ( Up to 255 ) are <text:s/>used. Most of these registers are used to store the values of variables however there are also several registers reserved for </text:span><text:span text:style-name="T10">storing the results of operations.</text:span></text:p>
      <text:p text:style-name="P9"/>
      <text:p text:style-name="P3">Primitives</text:p>
      <text:p text:style-name="P21"><text:span text:style-name="T5">The primitives in ScribbleVM are byte, short, int, long which are 1, 2, 4 and 8 bytes wide accordingly. </text:span><text:span text:style-name="T6">When in registers they are all seen as 8 bytes wide ( So the opcodes do not have to differentiate between primitive type before executing ) and these sizes only apply to values within heap memory or in the constant region.</text:span></text:p>
      <text:p text:style-name="P21"><text:span text:style-name="T7"/></text:p>
      <text:p text:style-name="P3">Instructions</text:p>
      <text:p text:style-name="P5"><text:span text:style-name="T1">Instructions within ScribbleVM will all be </text:span><text:span text:style-name="T2">fixed size ( 8 bytes ). The first byte of the instruction will used to identify what operation the instruction is to perform </text:span><text:span text:style-name="T3">and the remaining bytes will be used to carry the data </text:span><text:span text:style-name="T4">necessary</text:span><text:span text:style-name="T3"> to perform that operation.</text:span></text:p>
      <text:p text:style-name="P5"><text:span text:style-name="T3"/></text:p>
      <text:p text:style-name="P1"><text:span text:style-name="T11">Instruction </text:span><text:span text:style-name="T12">Set</text:span></text:p>
      <text:p text:style-name="P7">The instruction set in ScribbleVM is split up into two regions, the instructions <text:span text:style-name="T16">list (</text:span> an array of <text:span text:style-name="T13">fixed size </text:span>instructions which ScribbleVM can execute <text:span text:style-name="T16">)</text:span> and the constant region <text:span text:style-name="T16">a variable sized region </text:span><text:span text:style-name="T13">that contains all of the constants used in the functions.</text:span></text:p>
      <text:p text:style-name="P10"/>
      <text:p text:style-name="P4"><text:span text:style-name="T15">Namespaces, </text:span><text:span text:style-name="T14">Functions &amp; Types</text:span></text:p>
      <text:p text:style-name="P11">Functions and types are registered to namespaces within the VM before it is executed. This registration <text:soft-page-break/>allows them to be identified by the VM at runtime.</text:p>
      <text:p text:style-name="P11"/>
      <text:p text:style-name="P12">Namespaces can also have namespaces as children, so the root namespace may contain the namespaces 'sys' and 'main'.</text:p>
      <text:p text:style-name="P12"/>
      <text:p text:style-name="P12">Calls to entries in different namespaces are resolved at runtime using '.' as a delimiter ( So a call to hello.World would look for the entry World in the hello namespace ).</text:p>
      <text:p text:style-name="P13"/>
      <text:p text:style-name="P25"><text:span text:style-name="T17">Stack</text:span></text:p>
      <text:p text:style-name="P16"><text:span text:style-name="T18">The ScribbleVM stack is can be used to store temporary values when there are no available registers, store arguments for functions or any other </text:span><text:span text:style-name="T19">process which requires storage </text:span></text:p>
      <text:p text:style-name="P16"><text:span text:style-name="T19"/></text:p>
      <text:p text:style-name="P17"><text:span text:style-name="T19">All stack operations are explicit in instructions and not automatic. For instance a function call will not automatically push anything to the stack, if you want to pass arguments with a function call or preserve the state of registers you will have to explicitly push them to the stack before the call and then pop them afterwards </text:span><text:span text:style-name="T20">( As shown in the generateCode function inside 'Scribble/Function/ScriptedFunction.hpp' </text:span><text:span text:style-name="T21">)</text:span></text:p>
      <text:p text:style-name="P15"/>
      <text:p text:style-name="P24">Heap</text:p>
      <text:p text:style-name="P14">The VM heap is garbage collected and very heavily policed. Each entry inside it will have a type from a set of types that have been registered with the virtual machine and these types will contain information about what is contained within each element on the heap.</text:p>
      <text:p text:style-name="P14"/>
      <text:p text:style-name="P19"><text:span text:style-name="T24">Access to the heap from the instruction set is provided via 'references', integer values which point to a single entry on the heap. </text:span><text:span text:style-name="T25">There are several instructions which allow the movement of values to and from entries on the heap and the registers.</text:span></text:p>
      <text:p text:style-name="P20"><text:span text:style-name="T25"/></text:p>
      <text:p text:style-name="P20"><text:span text:style-name="T25">Not every instruction will work on ever reference to the heap. Array functions will not work on structures and structure functions will not work on arrays.</text:span></text:p>
      <text:p text:style-name="P26"><text:span text:style-name="T22">Garbage Collection</text:span></text:p>
      <text:p text:style-name="P18"><text:span text:style-name="T23">The garbage collector (GC) will look through the registers, and stack flagging any references it finds. For each reference it finds it will investigate it to check whether the data that reference points to has any references of its own. Each reference found will be 'flagged' to tell the GC that it is still in use. Once this process is complete any entries on the heap which have not been flagged will be dele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monospace"/>
    <style:font-face style:name="textFont" svg:font-family="textFont"/>
    <style:font-face style:name="titleFont" svg:font-family="titleFont"/>
    <style:font-face style:name="HelveticaNeueLT Com 45 Lt" svg:font-family="'HelveticaNeueLT Com 45 Lt'" style:font-pitch="variable"/>
    <style:font-face style:name="HelveticaNeueLT Com 65 Md" svg:font-family="'HelveticaNeueLT Com 65 Md'"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40%" fo:text-indent="0cm" style:auto-text-indent="false"/>
      <style:text-properties style:font-name="textFont" style:font-name-asian="textFont" style:font-name-complex="textFon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itleFont" fo:font-size="24pt" fo:font-weight="bold" style:font-name-asian="titleFont" style:font-size-asian="22pt" style:font-weight-asian="bold" style:font-name-complex="titleFont" style:font-size-complex="22pt" style:font-weight-complex="bold"/>
    </style:style>
    <style:style style:name="Heading_20_2" style:display-name="Heading 2" style:family="paragraph" style:parent-style-name="Heading" style:next-style-name="Text_20_body" style:default-outline-level="2" style:list-style-name="" style:class="text">
      <style:text-properties style:font-name="titleFont" fo:font-size="18pt" fo:font-weight="bold" style:font-name-asian="titleFont" style:font-size-asian="18pt" style:font-weight-asian="bold" style:font-name-complex="titleFont"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tleFont" fo:font-size="14pt" fo:font-weight="bold" style:font-name-asian="titleFont" style:font-size-asian="14pt" style:font-weight-asian="bold" style:font-name-complex="titleFont"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DejaVu Sans" style:font-size-asian="7pt" style:font-weight-asian="bold" style:font-name-complex="Lohit Hindi" style:font-size-complex="7pt" style:font-weight-complex="bold"/>
    </style:style>
    <style:style style:name="Quotations" style:family="paragraph" style:parent-style-name="Standard" style:class="html">
      <style:paragraph-properties fo:margin-left="1.058cm" fo:margin-right="1.058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1.panel-header" style:display-name="Heading 1.panel-header" style:family="paragraph" style:parent-style-name="Heading_20_1">
      <style:paragraph-properties fo:text-align="start" style:justify-single-word="false" fo:background-color="#6e6e6e">
        <style:background-image/>
      </style:paragraph-properties>
      <style:text-properties fo:color="#ffffff"/>
    </style:style>
    <style:style style:name="Heading_20_2.heading" style:display-name="Heading 2.heading" style:family="paragraph" style:parent-style-name="Heading_20_2"/>
    <style:style style:name="Heading_20_3.subheading" style:display-name="Heading 3.subheading" style:family="paragraph" style:parent-style-name="Heading_20_3">
      <style:text-properties fo:color="#808080"/>
    </style:style>
    <style:style style:name="Heading_20_3.roadmap-item-heading" style:display-name="Heading 3.roadmap-item-heading"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00" style:text-line-through-styl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Q" style:family="text"/>
    <style:style style:name="Visited_20_Internet_20_Link" style:display-name="Visited Internet Link" style:family="text">
      <style:text-properties fo:color="#0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order="none" fo:padding="0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ribble programming language.</dc:title>
    <dc:date>2013-11-11T02:26:15</dc:date>
    <dc:creator>Blake Loring</dc:creator>
    <meta:generator>LibreOffice/4.0.4.2$Linux_X86_64 LibreOffice_project/400m0$Build-2</meta:generator>
    <meta:editing-duration>PT10H11M21S</meta:editing-duration>
    <meta:editing-cycles>137</meta:editing-cycles>
    <meta:document-statistic meta:table-count="0" meta:image-count="0" meta:object-count="0" meta:page-count="2" meta:paragraph-count="22" meta:word-count="589" meta:character-count="3445" meta:non-whitespace-character-count="2876"/>
    <meta:user-defined meta:name=""/>
    <meta:user-defined meta:name="viewport">width=device-width, initial-scale=1</meta:user-defined>
  </office:meta>
</office:document-meta>
</file>